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Changes</text:p>
          </table:table-cell>
          <table:table-cell office:value-type="string" calcext:value-type="string">
            <text:p>Slices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ft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twork la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twork layers, upperbound, lowerbou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is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duced stde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xact timing, better db quer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amma 0.2, query delta_time, wait until valid throughput r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dev 250,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dev 250,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amma down to 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dev 2500,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re episod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nge db queri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0:03:10.388146581</meta:creation-date>
    <dc:date>2023-06-15T11:53:50.253857039</dc:date>
    <meta:editing-duration>PT44M2S</meta:editing-duration>
    <meta:editing-cycles>1</meta:editing-cycles>
    <meta:document-statistic meta:table-count="1" meta:cell-count="64" meta:object-count="0"/>
    <meta:generator>LibreOffice/7.3.7.2$Linux_X86_64 LibreOffice_project/30$Build-2</meta:generator>
  </office:meta>
</office:document-meta>
</file>